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7abf" officeooo:paragraph-rsid="000b7abf"/>
    </style:style>
    <style:style style:name="P2" style:family="paragraph" style:parent-style-name="Standard">
      <style:text-properties fo:font-size="14pt" officeooo:rsid="000b7abf" officeooo:paragraph-rsid="000b7abf" style:font-size-asian="14pt" style:font-size-complex="14pt"/>
    </style:style>
    <style:style style:name="P3" style:family="paragraph" style:parent-style-name="Standard">
      <style:text-properties fo:color="#800080" loext:opacity="100%" fo:font-size="14pt" officeooo:rsid="000b7abf" officeooo:paragraph-rsid="000b7abf" style:font-size-asian="14pt" style:font-size-complex="14pt"/>
    </style:style>
    <style:style style:name="P4" style:family="paragraph" style:parent-style-name="Standard">
      <style:text-properties fo:font-size="20pt" officeooo:rsid="000b7abf" officeooo:paragraph-rsid="000b7abf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font-style="italic" style:font-style-asian="italic" style:font-style-complex="italic"/>
    </style:style>
    <style:style style:name="T5" style:family="text">
      <style:text-properties fo:color="#c9211e" loext:opacity="100%" fo:font-style="normal" style:font-style-asian="normal" style:font-style-complex="normal"/>
    </style:style>
    <style:style style:name="T6" style:family="text">
      <style:text-properties fo:color="#c9211e" loext:opacity="100%" fo:font-size="20pt" style:font-size-asian="20pt" style:font-size-complex="20pt"/>
    </style:style>
    <style:style style:name="T7" style:family="text">
      <style:text-properties fo:color="#c9211e" loext:opacity="100%" fo:font-size="20pt" fo:font-style="italic" style:font-size-asian="20pt" style:font-style-asian="italic" style:font-size-complex="20pt" style:font-style-complex="italic"/>
    </style:style>
    <style:style style:name="T8" style:family="text">
      <style:text-properties fo:color="#c9211e" loext:opacity="100%" fo:font-size="20pt" fo:font-style="normal" style:font-size-asian="20pt" style:font-style-asian="normal" style:font-size-complex="20pt" style:font-style-complex="normal"/>
    </style:style>
    <style:style style:name="T9" style:family="text">
      <style:text-properties fo:font-size="20pt" fo:font-style="normal" style:font-size-asian="20pt" style:font-style-asian="normal" style:font-size-complex="20pt" style:font-style-complex="normal"/>
    </style:style>
    <style:style style:name="T10" style:family="text">
      <style:text-properties fo:color="#800080" loext:opacity="100%"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ggiungere disco in fstab</text:p>
      <text:p text:style-name="P2"/>
      <text:p text:style-name="P2">prima di tutto lanciare</text:p>
      <text:p text:style-name="P2"/>
      <text:p text:style-name="P2"><text:span text:style-name="T6">lsblk -f </text:span>ed individuare il UUID del disco che di solito si presenta come :</text:p>
      <text:p text:style-name="P2"/>
      <text:p text:style-name="P2">e85b73c6-3534-4d16-9a41-84a0dd2e01fd </text:p>
      <text:p text:style-name="P2"/>
      <text:p text:style-name="P2">ad esempio vorrei montare questo disco rigido sempre su /home/andrea/storage</text:p>
      <text:p text:style-name="P2"/>
      <text:p text:style-name="P2"><text:span text:style-name="T6">vi </text:span><text:span text:style-name="T8">etc/fstab</text:span><text:span text:style-name="T9"> </text:span><text:span text:style-name="T2">e aggiungo</text:span></text:p>
      <text:p text:style-name="P2"><text:span text:style-name="T2"/></text:p>
      <text:p text:style-name="P2"><text:span text:style-name="T2">UUID = e85b73c6-3534-4d16-9a41-84a0dd2e01fd /home/andrea/storage ext4 defaults 0 </text:span><text:span text:style-name="T10">3</text:span></text:p>
      <text:p text:style-name="P2"><text:span text:style-name="T2"><text:tab/><text:tab/><text:tab/><text:tab/><text:tab/><text:tab/><text:tab/><text:tab/><text:tab/><text:tab/><text:tab/><text:tab/><text:tab/><text:tab/></text:span><text:span text:style-name="T10">^^^</text:span></text:p>
      <text:p text:style-name="P2"><text:span text:style-name="T2"><text:tab/><text:tab/><text:tab/><text:tab/><text:tab/><text:tab/><text:tab/><text:tab/><text:tab/><text:tab/><text:tab/><text:tab/><text:tab/> <text:s text:c="4"/></text:span><text:span text:style-name="T10">numero </text:span></text:p>
      <text:p text:style-name="P3"><text:span text:style-name="T2"><text:tab/><text:tab/><text:tab/><text:tab/><text:tab/><text:tab/><text:tab/><text:tab/><text:tab/><text:tab/><text:tab/><text:tab/><text:tab/>progrressivo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61cm" fo:margin-right="0.79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9T19:00:13.788569054</meta:creation-date>
    <dc:date>2022-01-19T19:07:00.526213603</dc:date>
    <meta:editing-duration>PT6M48S</meta:editing-duration>
    <meta:editing-cycles>1</meta:editing-cycles>
    <meta:document-statistic meta:table-count="0" meta:image-count="0" meta:object-count="0" meta:page-count="1" meta:paragraph-count="10" meta:word-count="49" meta:character-count="407" meta:non-whitespace-character-count="321"/>
    <meta:generator>LibreOffice/7.2.5.2.0$Linux_X86_64 LibreOffice_project/20$Build-2</meta:generator>
  </office:meta>
</office:document-meta>
</file>